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1944in" fo:margin-left="1.6986in" fo:margin-right="1.7993in" table:align="margins"/>
    </style:style>
    <style:style style:name="Table1.A" style:family="table-column">
      <style:table-column-properties style:column-width="1.6389in" style:rel-column-width="33622*"/>
    </style:style>
    <style:style style:name="Table1.B" style:family="table-column">
      <style:table-column-properties style:column-width="1.5556in" style:rel-column-width="3191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3.1944in" fo:margin-left="1.6986in" fo:margin-right="1.7993in" table:align="margins"/>
    </style:style>
    <style:style style:name="Table3.A" style:family="table-column">
      <style:table-column-properties style:column-width="1.6389in" style:rel-column-width="33622*"/>
    </style:style>
    <style:style style:name="Table3.B" style:family="table-column">
      <style:table-column-properties style:column-width="1.5556in" style:rel-column-width="3191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3382in" style:rel-column-width="13107*"/>
    </style:style>
    <style:style style:name="Table2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2.E1" style:family="table-cell">
      <style:table-cell-properties fo:padding="0.0382in" fo:border="0.0139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 style:data-style-name="N11">
      <style:table-cell-properties fo:padding="0.0382in" fo:border-left="0.0007in solid #000000" fo:border-right="0.0007in solid #000000" fo:border-top="none" fo:border-bottom="0.0007in solid #000000"/>
    </style:style>
    <style:style style:name="TightPreflopPlay" style:family="table">
      <style:table-properties style:width="6.6924in" table:align="margins"/>
    </style:style>
    <style:style style:name="TightPreflopPlay.A" style:family="table-column">
      <style:table-column-properties style:column-width="1.3382in" style:rel-column-width="13104*"/>
    </style:style>
    <style:style style:name="TightPreflopPlay.C" style:family="table-column">
      <style:table-column-properties style:column-width="1.3389in" style:rel-column-width="13111*"/>
    </style:style>
    <style:style style:name="TightPreflopPlay.E" style:family="table-column">
      <style:table-column-properties style:column-width="1.3389in" style:rel-column-width="13112*"/>
    </style:style>
    <style:style style:name="TightPreflopPlay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ightPreflopPlay.E1" style:family="table-cell">
      <style:table-cell-properties fo:padding="0.0382in" fo:border="0.0007in solid #000000"/>
    </style:style>
    <style:style style:name="TightPreflopPlay.A2" style:family="table-cell">
      <style:table-cell-properties fo:padding="0.0382in" fo:border-left="0.0007in solid #000000" fo:border-right="none" fo:border-top="none" fo:border-bottom="0.0007in solid #000000"/>
    </style:style>
    <style:style style:name="TightPreflopPlay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806in" fo:margin-left="0.0111in" fo:margin-right="0.0007in" table:align="margins"/>
    </style:style>
    <style:style style:name="Table4.A" style:family="table-column">
      <style:table-column-properties style:column-width="1.3264in" style:rel-column-width="13011*"/>
    </style:style>
    <style:style style:name="Table4.B" style:family="table-column">
      <style:table-column-properties style:column-width="1.3333in" style:rel-column-width="13079*"/>
    </style:style>
    <style:style style:name="Table4.C" style:family="table-column">
      <style:table-column-properties style:column-width="1.3403in" style:rel-column-width="13147*"/>
    </style:style>
    <style:style style:name="Table4.E" style:family="table-column">
      <style:table-column-properties style:column-width="1.3403in" style:rel-column-width="13151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E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2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4" style:family="paragraph" style:parent-style-name="Standard">
      <style:text-properties style:font-name="Comic Sans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Standard">
      <style:text-properties style:font-name="Comic Sans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P6" style:family="paragraph" style:parent-style-name="Standard">
      <style:text-properties fo:color="#009933"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fo:color="#cc3300"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style:font-name="Verdana" fo:language="en" fo:country="GB" style:language-asian="zxx" style:country-asian="none" style:language-complex="zxx" style:country-complex="none"/>
    </style:style>
    <style:style style:name="P9" style:family="paragraph" style:parent-style-name="Standard">
      <style:text-properties style:font-name="Verdana" fo:font-size="10pt" fo:language="en" fo:country="GB" style:font-size-asian="10pt" style:language-asian="zxx" style:country-asian="none" style:font-size-complex="10pt" style:language-complex="zxx" style:country-complex="none"/>
    </style:style>
    <style:style style:name="P10" style:family="paragraph" style:parent-style-name="Standard">
      <style:text-properties style:font-name="Verdana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1" style:family="paragraph" style:parent-style-name="Table_20_Contents">
      <style:text-properties style:font-name="Comic Sans MS"/>
    </style:style>
    <style:style style:name="P12" style:family="paragraph" style:parent-style-name="Table_20_Contents">
      <style:paragraph-properties fo:text-align="center" style:justify-single-word="false"/>
      <style:text-properties style:font-name="Comic Sans MS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text-properties style:font-name="Verdana"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text-properties style:font-name="Verdana"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18" style:family="paragraph" style:parent-style-name="Table_20_Contents">
      <style:text-properties style:font-name="Verdana" fo:font-size="8pt" fo:font-weight="normal" style:font-size-asian="8pt" style:font-weight-asian="normal" style:font-size-complex="8pt" style:font-weight-complex="normal"/>
    </style:style>
    <style:style style:name="P19" style:family="paragraph" style:parent-style-name="Standard" style:list-style-name="L1">
      <style:text-properties style:font-name="Comic Sans MS" fo:language="en" fo:country="GB" style:language-asian="zxx" style:country-asian="none" style:language-complex="zxx" style:country-complex="none"/>
    </style:style>
    <style:style style:name="P20" style:family="paragraph" style:parent-style-name="Standard" style:list-style-name="L2">
      <style:text-properties style:font-name="Comic Sans MS" fo:language="en" fo:country="GB" style:language-asian="zxx" style:country-asian="none" style:language-complex="zxx" style:country-complex="none"/>
    </style:style>
    <style:style style:name="P21" style:family="paragraph" style:parent-style-name="Standard" style:list-style-name="L3">
      <style:text-properties style:font-name="Comic Sans MS" fo:language="en" fo:country="GB" style:language-asian="zxx" style:country-asian="none" style:language-complex="zxx" style:country-complex="none"/>
    </style:style>
    <style:style style:name="P22" style:family="paragraph" style:parent-style-name="Standard" style:list-style-name="L4">
      <style:text-properties style:font-name="Comic Sans MS" fo:language="en" fo:country="GB" style:language-asian="zxx" style:country-asian="none" style:language-complex="zxx" style:country-complex="none"/>
    </style:style>
    <style:style style:name="P23" style:family="paragraph" style:parent-style-name="Standard" style:list-style-name="L5">
      <style:text-properties style:font-name="Comic Sans MS" fo:language="en" fo:country="GB" style:language-asian="zxx" style:country-asian="none" style:language-complex="zxx" style:country-complex="none"/>
    </style:style>
    <style:style style:name="P24" style:family="paragraph" style:parent-style-name="Standard" style:list-style-name="L6">
      <style:text-properties style:font-name="Comic Sans MS" fo:language="en" fo:country="GB" style:language-asian="zxx" style:country-asian="none" style:language-complex="zxx" style:country-complex="none"/>
    </style:style>
    <style:style style:name="P25" style:family="paragraph" style:parent-style-name="Standard" style:list-style-name="L7">
      <style:text-properties style:font-name="Comic Sans MS" fo:language="en" fo:country="GB" style:language-asian="zxx" style:country-asian="none" style:language-complex="zxx" style:country-complex="none"/>
    </style:style>
    <style:style style:name="P26" style:family="paragraph" style:parent-style-name="Standard" style:list-style-name="L8">
      <style:text-properties style:font-name="Comic Sans MS" fo:language="en" fo:country="GB" style:language-asian="zxx" style:country-asian="none" style:language-complex="zxx" style:country-complex="none"/>
    </style:style>
    <style:style style:name="P27" style:family="paragraph" style:parent-style-name="Standard" style:list-style-name="L9">
      <style:text-properties style:font-name="Comic Sans MS" fo:language="en" fo:country="GB" style:language-asian="zxx" style:country-asian="none" style:language-complex="zxx" style:country-complex="none"/>
    </style:style>
    <style:style style:name="P28" style:family="paragraph" style:parent-style-name="Standard" style:list-style-name="L10">
      <style:text-properties style:font-name="Comic Sans MS" fo:language="en" fo:country="GB" style:language-asian="zxx" style:country-asian="none" style:language-complex="zxx" style:country-complex="none"/>
    </style:style>
    <style:style style:name="P29" style:family="paragraph" style:parent-style-name="Standard" style:list-style-name="L11">
      <style:text-properties style:font-name="Comic Sans MS" fo:language="en" fo:country="GB" style:language-asian="zxx" style:country-asian="none" style:language-complex="zxx" style:country-complex="none"/>
    </style:style>
    <style:style style:name="P30" style:family="paragraph" style:parent-style-name="Standard" style:list-style-name="L12">
      <style:text-properties style:font-name="Comic Sans MS" fo:language="en" fo:country="GB" style:language-asian="zxx" style:country-asian="none" style:language-complex="zxx" style:country-complex="none"/>
    </style:style>
    <style:style style:name="P31" style:family="paragraph" style:parent-style-name="Standard" style:list-style-name="L13">
      <style:text-properties style:font-name="Comic Sans MS" fo:language="en" fo:country="GB" style:language-asian="zxx" style:country-asian="none" style:language-complex="zxx" style:country-complex="none"/>
    </style:style>
    <style:style style:name="P32" style:family="paragraph" style:parent-style-name="Standard" style:list-style-name="L14">
      <style:text-properties style:font-name="Comic Sans MS" fo:language="en" fo:country="GB" style:language-asian="zxx" style:country-asian="none" style:language-complex="zxx" style:country-complex="none"/>
    </style:style>
    <style:style style:name="P33" style:family="paragraph" style:parent-style-name="Standard" style:list-style-name="L15">
      <style:text-properties style:font-name="Comic Sans MS" fo:language="en" fo:country="GB" style:language-asian="zxx" style:country-asian="none" style:language-complex="zxx" style:country-complex="none"/>
    </style:style>
    <style:style style:name="P34" style:family="paragraph" style:parent-style-name="Standard" style:list-style-name="L16">
      <style:text-properties style:font-name="Comic Sans MS" fo:language="en" fo:country="GB" style:language-asian="zxx" style:country-asian="none" style:language-complex="zxx" style:country-complex="none"/>
    </style:style>
    <style:style style:name="P35" style:family="paragraph" style:parent-style-name="Standard" style:list-style-name="L17">
      <style:text-properties style:font-name="Comic Sans MS" fo:language="en" fo:country="GB" style:language-asian="zxx" style:country-asian="none" style:language-complex="zxx" style:country-complex="none"/>
    </style:style>
    <style:style style:name="P36" style:family="paragraph" style:parent-style-name="Standard" style:list-style-name="L18">
      <style:text-properties style:font-name="Comic Sans MS" fo:language="en" fo:country="GB" style:language-asian="zxx" style:country-asian="none" style:language-complex="zxx" style:country-complex="none"/>
    </style:style>
    <style:style style:name="T1" style:family="text">
      <style:text-properties fo:color="#6600ff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66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Texas Hold'Em</text:p>
      <text:p text:style-name="P1"/>
      <text:p text:style-name="P1"/>
      <text:p text:style-name="P1"/>
      <text:p text:style-name="P1"/>
      <text:p text:style-name="P4"/>
      <text:p text:style-name="P4">What beats what:</text:p>
      <text:p text:style-name="P1"/>
      <text:p text:style-name="P1">Royal Straight Flush</text:p>
      <text:p text:style-name="P1">Straight Flush</text:p>
      <text:p text:style-name="P1">4 of a kind</text:p>
      <text:p text:style-name="P1">Full House</text:p>
      <text:p text:style-name="P1">Flush</text:p>
      <text:p text:style-name="P1">Straight</text:p>
      <text:p text:style-name="P1">Trips</text:p>
      <text:p text:style-name="P1">Two Pair</text:p>
      <text:p text:style-name="P1">One pai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Identify The Nuts</text:p>
      <text:p text:style-name="P1"/>
      <text:p text:style-name="P1">3 cards of the same suit</text:p>
      <text:list xml:id="list6153193813763207094" text:style-name="L1">
        <text:list-item>
          <text:p text:style-name="P19">within 5 ranks of each other</text:p>
        </text:list-item>
      </text:list>
      <text:list xml:id="list8191752498946726892" text:style-name="L2">
        <text:list-item>
          <text:list>
            <text:list-item>
              <text:p text:style-name="P20">Straight Flush possible</text:p>
            </text:list-item>
          </text:list>
        </text:list-item>
      </text:list>
      <text:p text:style-name="P1"/>
      <text:p text:style-name="P1">A pair on BOARD</text:p>
      <text:list xml:id="list9007344966994000340" text:style-name="L3">
        <text:list-item>
          <text:p text:style-name="P21">4 of a Kind is nuts</text:p>
          <text:list>
            <text:list-item>
              <text:p text:style-name="P21">Full House is possible</text:p>
            </text:list-item>
          </text:list>
        </text:list-item>
      </text:list>
      <text:p text:style-name="P1"/>
      <text:p text:style-name="P1">3 cards of the same suit</text:p>
      <text:list xml:id="list4457208954181107115" text:style-name="L4">
        <text:list-item>
          <text:p text:style-name="P22">Flush is the nuts</text:p>
        </text:list-item>
      </text:list>
      <text:p text:style-name="P1"/>
      <text:p text:style-name="P1">3 cards within 5 ranks of one another</text:p>
      <text:list xml:id="list7986996146722249121" text:style-name="L5">
        <text:list-item>
          <text:p text:style-name="P23">Straight is the nuts</text:p>
        </text:list-item>
      </text:list>
      <text:p text:style-name="P1"/>
      <text:p text:style-name="P1">Queen or higher on an unpaired board</text:p>
      <text:list xml:id="list6194999313550803701" text:style-name="L6">
        <text:list-item>
          <text:p text:style-name="P24">Trips is the nuts</text:p>
        </text:list-item>
      </text:list>
      <text:p text:style-name="P1"/>
      <text:p text:style-name="P1">Note:</text:p>
      <text:p text:style-name="P1">Jack highest on an unpaired board</text:p>
      <text:list xml:id="list2735801310821395473" text:style-name="L7">
        <text:list-item>
          <text:p text:style-name="P25">Straight is possible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Hand Strength</text:p>
      <text:list xml:id="list982300854598860280" text:style-name="L8">
        <text:list-item>
          <text:p text:style-name="P26">Determined by how many hands can beat it</text:p>
        </text:list-item>
      </text:list>
      <text:p text:style-name="P1"/>
      <text:p text:style-name="P1"/>
      <text:p text:style-name="P6">The size of the pot is the single most important factor in any decision you make.</text:p>
      <text:p text:style-name="P1"/>
      <text:p text:style-name="P1">When the pot is large</text:p>
      <text:list xml:id="list2566025957388116921" text:style-name="L9">
        <text:list-item>
          <text:p text:style-name="P27">take more chances</text:p>
          <text:list>
            <text:list-item>
              <text:p text:style-name="P27">continue with weaker hands</text:p>
            </text:list-item>
          </text:list>
        </text:list-item>
      </text:list>
      <text:p text:style-name="P1"/>
      <text:p text:style-name="P1">Keep a running count of the pot</text:p>
      <text:list xml:id="list6214494702621193458" text:style-name="L10">
        <text:list-item>
          <text:p text:style-name="P28">count in bets, not $</text:p>
        </text:list-item>
      </text:list>
      <text:p text:style-name="P1"/>
      <text:p text:style-name="P1">Overpair</text:p>
      <text:list xml:id="list3841749894582814609" text:style-name="L11">
        <text:list-item>
          <text:p text:style-name="P29">pocket pair higher than any card on the board</text:p>
        </text:list-item>
      </text:list>
      <text:p text:style-name="P1"/>
      <text:p text:style-name="P1">Bet or Raise when you have the best hand</text:p>
      <text:p text:style-name="P1"/>
      <text:p text:style-name="P7">Save pots, not bets!</text:p>
      <text:p text:style-name="P1"/>
      <text:p text:style-name="P1"><text:span text:style-name="T1">POT EQUITY</text:span> (p. 53)</text:p>
      <text:list xml:id="list6072251241576577816" text:style-name="L12">
        <text:list-item>
          <text:p text:style-name="P30">the percentage of time you expect to win once all the cards are out</text:p>
        </text:list-item>
        <text:list-item>
          <text:p text:style-name="P30">VERY IMPORTANT</text:p>
        </text:list-item>
        <text:list-item>
          <text:p text:style-name="P30">How do you calculate this?????</text:p>
        </text:list-item>
      </text:list>
      <text:p text:style-name="P1"/>
      <text:p text:style-name="P2">Post Flop Strategic Advantage</text:p>
      <text:list xml:id="list3784811898825808805" text:style-name="L13">
        <text:list-item>
          <text:p text:style-name="P31">suitedness</text:p>
        </text:list-item>
        <text:list-item>
          <text:p text:style-name="P31">connectedness</text:p>
          <text:list>
            <text:list-item>
              <text:p text:style-name="P31">card values no more that 2 apart</text:p>
            </text:list-item>
          </text:list>
        </text:list-item>
      </text:list>
      <text:p text:style-name="P1"/>
      <text:p text:style-name="P1">Small pot and Weak Hand</text:p>
      <text:list xml:id="list8200105770381791175" text:style-name="L14">
        <text:list-item>
          <text:p text:style-name="P32">FOLD (always!)</text:p>
        </text:list-item>
      </text:list>
      <text:p text:style-name="P1"/>
      <text:p text:style-name="P1">Large pot and Weak Hand</text:p>
      <text:list xml:id="list7291339383707091330" text:style-name="L15">
        <text:list-item>
          <text:p text:style-name="P33">CALL (possibly)</text:p>
        </text:list-item>
      </text:list>
      <text:p text:style-name="P1"/>
      <text:p text:style-name="P2">Counting your Outs</text:p>
      <text:list xml:id="list3429494082855996242" text:style-name="L16">
        <text:list-item>
          <text:p text:style-name="P34">The number of cards that could give you the nuts</text:p>
          <text:list>
            <text:list-item>
              <text:p text:style-name="P34">e.g. 4x clubs – 4 clubs accounted for (in hand, on board)</text:p>
            </text:list-item>
            <text:list-item>
              <text:p text:style-name="P34">13 clubs in total</text:p>
            </text:list-item>
            <text:list-item>
              <text:p text:style-name="P34">Therefore 13 - 4 = 9 out</text:p>
            </text:list-item>
            <text:list-item>
              <text:p text:style-name="P34">each out = 2%</text:p>
            </text:list-item>
          </text:list>
        </text:list-item>
      </text:list>
      <text:p text:style-name="P1"><text:soft-page-break/></text:p>
      <text:p text:style-name="P1"/>
      <text:p text:style-name="P2">Pot Odds</text:p>
      <text:list xml:id="list6463487463264095840" text:style-name="L17">
        <text:list-item>
          <text:p text:style-name="P35">ratio of # of bets in a pot TO 1 bet</text:p>
        </text:list-item>
        <text:list-item>
          <text:p text:style-name="P35">use this by comparing # of Outs with Break Even Pot Odds</text:p>
        </text:list-item>
      </text:list>
      <text:p text:style-name="P1">CALL if your pot odds are greater than the Break Even Pot Odds, </text:p>
      <text:p text:style-name="P1">else FOLD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Number of Outs</text:p>
          </table:table-cell>
          <table:table-cell table:style-name="Table1.B1" office:value-type="string">
            <text:p text:style-name="P11">Break Even Pot Odds</text:p>
          </table:table-cell>
        </table:table-row>
        <table:table-row>
          <table:table-cell table:style-name="Table1.A2" office:value-type="float" office:value="1">
            <text:p text:style-name="P12">1</text:p>
          </table:table-cell>
          <table:table-cell table:style-name="Table1.B2" office:value-type="string">
            <text:p text:style-name="P13">45 to 1</text:p>
          </table:table-cell>
        </table:table-row>
        <table:table-row>
          <table:table-cell table:style-name="Table1.A2" office:value-type="float" office:value="2">
            <text:p text:style-name="P12">2</text:p>
          </table:table-cell>
          <table:table-cell table:style-name="Table1.B2" office:value-type="string">
            <text:p text:style-name="P13">22 to 1</text:p>
          </table:table-cell>
        </table:table-row>
        <table:table-row>
          <table:table-cell table:style-name="Table1.A2" office:value-type="float" office:value="3">
            <text:p text:style-name="P12">3</text:p>
          </table:table-cell>
          <table:table-cell table:style-name="Table1.B2" office:value-type="string">
            <text:p text:style-name="P13">14.3 to 1</text:p>
          </table:table-cell>
        </table:table-row>
        <table:table-row>
          <table:table-cell table:style-name="Table1.A2" office:value-type="float" office:value="4">
            <text:p text:style-name="P12">4</text:p>
          </table:table-cell>
          <table:table-cell table:style-name="Table1.B2" office:value-type="string">
            <text:p text:style-name="P13">10.5 to 1</text:p>
          </table:table-cell>
        </table:table-row>
        <table:table-row>
          <table:table-cell table:style-name="Table1.A2" office:value-type="float" office:value="5">
            <text:p text:style-name="P12">5</text:p>
          </table:table-cell>
          <table:table-cell table:style-name="Table1.B2" office:value-type="string">
            <text:p text:style-name="P13">8.2 to 1</text:p>
          </table:table-cell>
        </table:table-row>
        <table:table-row>
          <table:table-cell table:style-name="Table1.A2" office:value-type="float" office:value="6">
            <text:p text:style-name="P12">6</text:p>
          </table:table-cell>
          <table:table-cell table:style-name="Table1.B2" office:value-type="string">
            <text:p text:style-name="P13">6.7 to 1</text:p>
          </table:table-cell>
        </table:table-row>
        <table:table-row>
          <table:table-cell table:style-name="Table1.A2" office:value-type="float" office:value="7">
            <text:p text:style-name="P12">7</text:p>
          </table:table-cell>
          <table:table-cell table:style-name="Table1.B2" office:value-type="string">
            <text:p text:style-name="P13">5.6 to 1</text:p>
          </table:table-cell>
        </table:table-row>
        <table:table-row>
          <table:table-cell table:style-name="Table1.A2" office:value-type="float" office:value="8">
            <text:p text:style-name="P12">8</text:p>
          </table:table-cell>
          <table:table-cell table:style-name="Table1.B2" office:value-type="string">
            <text:p text:style-name="P13">4.75 to 1</text:p>
          </table:table-cell>
        </table:table-row>
        <table:table-row>
          <table:table-cell table:style-name="Table1.A2" office:value-type="float" office:value="9">
            <text:p text:style-name="P12">9</text:p>
          </table:table-cell>
          <table:table-cell table:style-name="Table1.B2" office:value-type="string">
            <text:p text:style-name="P13">4.1 to 1</text:p>
          </table:table-cell>
        </table:table-row>
      </table:table>
      <text:p text:style-name="P1"/>
      <text:p text:style-name="P1"/>
      <text:p text:style-name="P1">matsimus: 5 outs = 10% 10 to 1 and I have to call 10 dollars and there's 20 dollars in the pot, or, 2 to 1, fold</text:p>
      <text:p text:style-name="P1"/>
      <text:p text:style-name="P8">1) Count your outs</text:p>
      <text:p text:style-name="P8"/>
      <text:p text:style-name="P8">2) get Break Even Pot Odds</text:p>
      <text:p text:style-name="P8"><text:s text:c="5"/>find your # of outs on the Break Even Pot Odds table</text:p>
      <text:p text:style-name="P8"/>
      <text:p text:style-name="P8">3) Calculate your Pot Odds</text:p>
      <text:p text:style-name="P8">Pot size</text:p>
      <text:p text:style-name="P8">Bet size (1 bet)</text:p>
      <text:p text:style-name="P8"/>
      <text:p text:style-name="P8">Your Pot Odds = (Pot size) to (Bet size)</text:p>
      <text:p text:style-name="P8"/>
      <text:p text:style-name="P8">4) Compare your Pott Odds with Break Even Pot Odds</text:p>
      <text:p text:style-name="P8">IF Your Pot Odds &gt;= Break Even Pot Odds</text:p>
      <text:p text:style-name="P8"><text:s text:c="7"/>Call</text:p>
      <text:p text:style-name="P8">ELSE</text:p>
      <text:p text:style-name="P8"><text:s text:c="7"/>Fold</text:p>
      <text:p text:style-name="P1"/>
      <text:p text:style-name="P1"/>
      <text:p text:style-name="P1"><text:soft-page-break/></text:p>
      <text:p text:style-name="P2">Pot Odds</text:p>
      <text:p text:style-name="P1">Helps to decide to</text:p>
      <text:p text:style-name="P1"><text:s text:c="4"/>Call or Fold</text:p>
      <text:p text:style-name="P1"/>
      <text:p text:style-name="P2">Pot Equity</text:p>
      <text:p text:style-name="P1">helps to decide to </text:p>
      <text:p text:style-name="P1"><text:s text:c="4"/>Call or Raise</text:p>
      <text:p text:style-name="P1"><text:s text:c="4"/>or</text:p>
      <text:p text:style-name="P1"><text:s text:c="4"/>Call or Fold</text:p>
      <text:p text:style-name="P1"/>
      <text:p text:style-name="P1"/>
      <text:p text:style-name="P2">Pot Equity</text:p>
      <text:p text:style-name="P1"/>
      <text:p text:style-name="P1">The % chance you make your hand by the river.</text:p>
      <text:p text:style-name="P1"/>
      <text:p text:style-name="P1">If you have a Pot Equity Edge then </text:p>
      <text:p text:style-name="P1"><text:s text:c="4"/>Call/Raise</text:p>
      <text:p text:style-name="P1">ELSE</text:p>
      <text:p text:style-name="P1"><text:s text:c="4"/>FOLD/Call</text:p>
      <text:p text:style-name="P1"/>
      <text:p text:style-name="P1">Calculate the average % chance of each player winning</text:p>
      <text:p text:style-name="P1"><text:s text:c="5"/>Average%WinChance = 100 / # of player</text:p>
      <text:p text:style-name="P1"/>
      <text:p text:style-name="P1">Get the % <text:s/>chance that you make your hand by the river.</text:p>
      <text:p text:style-name="P1"><text:s text:c="5"/>ChanceToMakeHandByRiver</text:p>
      <text:p text:style-name="P1"/>
      <text:p text:style-name="P1">IF ChanceToMakeHandByRiver &gt; <text:s/>Average%WinChance</text:p>
      <text:p text:style-name="P1"><text:s text:c="5"/>Call/Raise</text:p>
      <text:p text:style-name="P1">ELSE</text:p>
      <text:p text:style-name="P1"><text:s text:c="5"/>Fold/Cal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Pot Odds and Pot Equity</text:p>
      <text:p text:style-name="P1"/>
      <text:p text:style-name="P1">Determine the <text:span text:style-name="T2">expectation</text:span> of the play</text:p>
      <text:list xml:id="list2949370888078734085" text:style-name="L18">
        <text:list-item>
          <text:p text:style-name="P36">positive or negative</text:p>
        </text:list-item>
      </text:list>
      <text:p text:style-name="P1"/>
      <text:p text:style-name="P1">IF Pot Odds = FOLD (negative expectation)</text:p>
      <text:p text:style-name="P1"><text:s text:c="4"/>THEN IF Pot Equity = CALL</text:p>
      <text:p text:style-name="P1"><text:s text:c="8"/>CALL</text:p>
      <text:p text:style-name="P1"><text:s text:c="4"/>ELSE </text:p>
      <text:p text:style-name="P1"><text:s text:c="8"/>FOLD</text:p>
      <text:p text:style-name="P1"/>
      <text:p text:style-name="P1">IF Pot Odds = Call (positive expectation)</text:p>
      <text:p text:style-name="P1"><text:s text:c="4"/>THEN IF Pot Equity = RAISE</text:p>
      <text:p text:style-name="P1"><text:s text:c="8"/>RAISE</text:p>
      <text:p text:style-name="P1"><text:s text:c="4"/>ELSE </text:p>
      <text:p text:style-name="P1"><text:s text:c="8"/>CALL</text:p>
      <text:p text:style-name="P1"/>
      <text:p text:style-name="P1"/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Number of Outs</text:p>
          </table:table-cell>
          <table:table-cell table:style-name="Table3.B1" office:value-type="string">
            <text:p text:style-name="P11">Break Even Pot Odds</text:p>
          </table:table-cell>
        </table:table-row>
        <table:table-row>
          <table:table-cell table:style-name="Table3.A2" office:value-type="float" office:value="2">
            <text:p text:style-name="P12">2</text:p>
          </table:table-cell>
          <table:table-cell table:style-name="Table3.B2" office:value-type="string">
            <text:p text:style-name="P13">22 to 1</text:p>
          </table:table-cell>
        </table:table-row>
        <table:table-row>
          <table:table-cell table:style-name="Table3.A2" office:value-type="float" office:value="3">
            <text:p text:style-name="P12">3</text:p>
          </table:table-cell>
          <table:table-cell table:style-name="Table3.B2" office:value-type="string">
            <text:p text:style-name="P13">14.3 to 1</text:p>
          </table:table-cell>
        </table:table-row>
        <table:table-row>
          <table:table-cell table:style-name="Table3.A2" office:value-type="float" office:value="4">
            <text:p text:style-name="P12">4</text:p>
          </table:table-cell>
          <table:table-cell table:style-name="Table3.B2" office:value-type="string">
            <text:p text:style-name="P13">10.5 to 1</text:p>
          </table:table-cell>
        </table:table-row>
        <table:table-row>
          <table:table-cell table:style-name="Table3.A2" office:value-type="float" office:value="5">
            <text:p text:style-name="P12">5</text:p>
          </table:table-cell>
          <table:table-cell table:style-name="Table3.B2" office:value-type="string">
            <text:p text:style-name="P13">8.2 to 1</text:p>
          </table:table-cell>
        </table:table-row>
        <table:table-row>
          <table:table-cell table:style-name="Table3.A2" office:value-type="float" office:value="6">
            <text:p text:style-name="P12">6</text:p>
          </table:table-cell>
          <table:table-cell table:style-name="Table3.B2" office:value-type="string">
            <text:p text:style-name="P13">6.7 to 1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</text:p>
      <text:p text:style-name="P4">Probabilities:</text:p>
      <text:p text:style-name="P1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2">Current Street</text:p>
          </table:table-cell>
          <table:table-cell table:style-name="Table2.A1" office:value-type="string">
            <text:p text:style-name="P2">Current Hand</text:p>
          </table:table-cell>
          <table:table-cell table:style-name="Table2.A1" office:value-type="string">
            <text:p text:style-name="P2">Hand objective</text:p>
          </table:table-cell>
          <table:table-cell table:style-name="Table2.A1" office:value-type="string">
            <text:p text:style-name="P2">by street</text:p>
          </table:table-cell>
          <table:table-cell table:style-name="Table2.E1" office:value-type="string">
            <text:p text:style-name="P2">% of success</text:p>
          </table:table-cell>
        </table:table-row>
        <table:table-row>
          <table:table-cell table:style-name="Table2.A2" office:value-type="string">
            <text:p text:style-name="P11">PreFlop</text:p>
          </table:table-cell>
          <table:table-cell table:style-name="Table2.A2" office:value-type="string">
            <text:p text:style-name="P11">Pocket Pair</text:p>
          </table:table-cell>
          <table:table-cell table:style-name="Table2.A2" office:value-type="string">
            <text:p text:style-name="P11">set</text:p>
          </table:table-cell>
          <table:table-cell table:style-name="Table2.A2" office:value-type="string">
            <text:p text:style-name="P11">River</text:p>
          </table:table-cell>
          <table:table-cell table:style-name="Table2.E2" office:value-type="percentage" office:value="0.192">
            <text:p text:style-name="P11">19.20%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>2 suited cards</text:p>
          </table:table-cell>
          <table:table-cell table:style-name="Table2.A2" office:value-type="string">
            <text:p text:style-name="P11">flush</text:p>
          </table:table-cell>
          <table:table-cell table:style-name="Table2.A2" office:value-type="string">
            <text:p text:style-name="P11">River</text:p>
          </table:table-cell>
          <table:table-cell table:style-name="Table2.E2" office:value-type="percentage" office:value="0.0625">
            <text:p text:style-name="P11">6.25%</text:p>
          </table:table-cell>
        </table:table-row>
        <table:table-row>
          <table:table-cell table:style-name="Table2.A2" office:value-type="string">
            <text:p text:style-name="P11">Flop</text:p>
          </table:table-cell>
          <table:table-cell table:style-name="Table2.A2" office:value-type="string">
            <text:p text:style-name="P11">set</text:p>
          </table:table-cell>
          <table:table-cell table:style-name="Table2.A2" office:value-type="string">
            <text:p text:style-name="P11">full house</text:p>
          </table:table-cell>
          <table:table-cell table:style-name="Table2.A2" office:value-type="string">
            <text:p text:style-name="P11">Turn</text:p>
          </table:table-cell>
          <table:table-cell table:style-name="Table2.E2" office:value-type="percentage" office:value="0.149">
            <text:p text:style-name="P11">14.90%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>set</text:p>
          </table:table-cell>
          <table:table-cell table:style-name="Table2.A2" office:value-type="string">
            <text:p text:style-name="P11">full house</text:p>
          </table:table-cell>
          <table:table-cell table:style-name="Table2.A2" office:value-type="string">
            <text:p text:style-name="P11">River</text:p>
          </table:table-cell>
          <table:table-cell table:style-name="Table2.E2" office:value-type="percentage" office:value="0.333">
            <text:p text:style-name="P11">33.30%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>2 pairs</text:p>
          </table:table-cell>
          <table:table-cell table:style-name="Table2.A2" office:value-type="string">
            <text:p text:style-name="P11">full house</text:p>
          </table:table-cell>
          <table:table-cell table:style-name="Table2.A2" office:value-type="string">
            <text:p text:style-name="P11">Turn</text:p>
          </table:table-cell>
          <table:table-cell table:style-name="Table2.E2" office:value-type="percentage" office:value="0.0833">
            <text:p text:style-name="P11">8.33%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>2 pairs</text:p>
          </table:table-cell>
          <table:table-cell table:style-name="Table2.A2" office:value-type="string">
            <text:p text:style-name="P11">full house</text:p>
          </table:table-cell>
          <table:table-cell table:style-name="Table2.A2" office:value-type="string">
            <text:p text:style-name="P11">River</text:p>
          </table:table-cell>
          <table:table-cell table:style-name="Table2.E2" office:value-type="percentage" office:value="0.164">
            <text:p text:style-name="P11">16.40%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>4 suited</text:p>
          </table:table-cell>
          <table:table-cell table:style-name="Table2.A2" office:value-type="string">
            <text:p text:style-name="P11">flush</text:p>
          </table:table-cell>
          <table:table-cell table:style-name="Table2.A2" office:value-type="string">
            <text:p text:style-name="P11">Turn</text:p>
          </table:table-cell>
          <table:table-cell table:style-name="Table2.E2" office:value-type="percentage" office:value="0.192">
            <text:p text:style-name="P11">19.20%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>4 suited</text:p>
          </table:table-cell>
          <table:table-cell table:style-name="Table2.A2" office:value-type="string">
            <text:p text:style-name="P11">flush</text:p>
          </table:table-cell>
          <table:table-cell table:style-name="Table2.A2" office:value-type="string">
            <text:p text:style-name="P11">River</text:p>
          </table:table-cell>
          <table:table-cell table:style-name="Table2.E2" office:value-type="percentage" office:value="0.345">
            <text:p text:style-name="P11">34.50%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>open ended straight draw</text:p>
          </table:table-cell>
          <table:table-cell table:style-name="Table2.A2" office:value-type="string">
            <text:p text:style-name="P11">straight</text:p>
          </table:table-cell>
          <table:table-cell table:style-name="Table2.A2" office:value-type="string">
            <text:p text:style-name="P11">Turn</text:p>
          </table:table-cell>
          <table:table-cell table:style-name="Table2.E2" office:value-type="percentage" office:value="0.169">
            <text:p text:style-name="P11">16.90%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>gutshot straight draw</text:p>
          </table:table-cell>
          <table:table-cell table:style-name="Table2.A2" office:value-type="string">
            <text:p text:style-name="P11">straight</text:p>
          </table:table-cell>
          <table:table-cell table:style-name="Table2.A2" office:value-type="string">
            <text:p text:style-name="P11">Turn</text:p>
          </table:table-cell>
          <table:table-cell table:style-name="Table2.E2" office:value-type="percentage" office:value="0.0833">
            <text:p text:style-name="P11">8.33%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>gutshot straight draw</text:p>
          </table:table-cell>
          <table:table-cell table:style-name="Table2.A2" office:value-type="string">
            <text:p text:style-name="P11">straight</text:p>
          </table:table-cell>
          <table:table-cell table:style-name="Table2.A2" office:value-type="string">
            <text:p text:style-name="P11">River</text:p>
          </table:table-cell>
          <table:table-cell table:style-name="Table2.E2" office:value-type="percentage" office:value="0.164">
            <text:p text:style-name="P11">16.40%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>2 overcards</text:p>
          </table:table-cell>
          <table:table-cell table:style-name="Table2.A2" office:value-type="string">
            <text:p text:style-name="P11">pair</text:p>
          </table:table-cell>
          <table:table-cell table:style-name="Table2.A2" office:value-type="string">
            <text:p text:style-name="P11">Turn</text:p>
          </table:table-cell>
          <table:table-cell table:style-name="Table2.E2" office:value-type="percentage" office:value="0.128">
            <text:p text:style-name="P11">12.80%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E2">
            <text:p text:style-name="P11"/>
          </table:table-cell>
        </table:table-row>
        <table:table-row>
          <table:table-cell table:style-name="Table2.A2" office:value-type="string">
            <text:p text:style-name="P11">???</text:p>
          </table:table-cell>
          <table:table-cell table:style-name="Table2.A2" office:value-type="string">
            <text:p text:style-name="P11">2 overcards</text:p>
          </table:table-cell>
          <table:table-cell table:style-name="Table2.A2" office:value-type="string">
            <text:p text:style-name="P11">straight</text:p>
          </table:table-cell>
          <table:table-cell table:style-name="Table2.A2" office:value-type="string">
            <text:p text:style-name="P11">River</text:p>
          </table:table-cell>
          <table:table-cell table:style-name="Table2.E2" office:value-type="percentage" office:value="0.238">
            <text:p text:style-name="P11">23.80%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>backdoor flush</text:p>
          </table:table-cell>
          <table:table-cell table:style-name="Table2.A2" office:value-type="string">
            <text:p text:style-name="P11">flush</text:p>
          </table:table-cell>
          <table:table-cell table:style-name="Table2.A2" office:value-type="string">
            <text:p text:style-name="P11">River</text:p>
          </table:table-cell>
          <table:table-cell table:style-name="Table2.E2" office:value-type="percentage" office:value="0.0417">
            <text:p text:style-name="P11">4.17%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>open ended straight draw</text:p>
          </table:table-cell>
          <table:table-cell table:style-name="Table2.A2" office:value-type="string">
            <text:p text:style-name="P11">straight</text:p>
          </table:table-cell>
          <table:table-cell table:style-name="Table2.A2" office:value-type="string">
            <text:p text:style-name="P11">River</text:p>
          </table:table-cell>
          <table:table-cell table:style-name="Table2.E2" office:value-type="percentage" office:value="0.313">
            <text:p text:style-name="P11">31.30%</text:p>
          </table:table-cell>
        </table:table-row>
        <table:table-row>
          <table:table-cell table:style-name="Table2.A2" office:value-type="string">
            <text:p text:style-name="P11">Turn</text:p>
          </table:table-cell>
          <table:table-cell table:style-name="Table2.A2" office:value-type="string">
            <text:p text:style-name="P11">set</text:p>
          </table:table-cell>
          <table:table-cell table:style-name="Table2.A2" office:value-type="string">
            <text:p text:style-name="P11">full house</text:p>
          </table:table-cell>
          <table:table-cell table:style-name="Table2.A2" office:value-type="string">
            <text:p text:style-name="P11">River</text:p>
          </table:table-cell>
          <table:table-cell table:style-name="Table2.E2" office:value-type="percentage" office:value="0.217">
            <text:p text:style-name="P11">21.70%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>2 pairs</text:p>
          </table:table-cell>
          <table:table-cell table:style-name="Table2.A2" office:value-type="string">
            <text:p text:style-name="P11">full house</text:p>
          </table:table-cell>
          <table:table-cell table:style-name="Table2.A2" office:value-type="string">
            <text:p text:style-name="P11">River</text:p>
          </table:table-cell>
          <table:table-cell table:style-name="Table2.E2" office:value-type="percentage" office:value="0.0833">
            <text:p text:style-name="P11">8.33%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>4 suited</text:p>
          </table:table-cell>
          <table:table-cell table:style-name="Table2.A2" office:value-type="string">
            <text:p text:style-name="P11">flush</text:p>
          </table:table-cell>
          <table:table-cell table:style-name="Table2.A2" office:value-type="string">
            <text:p text:style-name="P11">River</text:p>
          </table:table-cell>
          <table:table-cell table:style-name="Table2.E2" office:value-type="percentage" office:value="0.196">
            <text:p text:style-name="P11">19.60%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>open ended straight draw</text:p>
          </table:table-cell>
          <table:table-cell table:style-name="Table2.A2" office:value-type="string">
            <text:p text:style-name="P11">straight</text:p>
          </table:table-cell>
          <table:table-cell table:style-name="Table2.A2" office:value-type="string">
            <text:p text:style-name="P11">River</text:p>
          </table:table-cell>
          <table:table-cell table:style-name="Table2.E2" office:value-type="percentage" office:value="0.172">
            <text:p text:style-name="P11">17.20%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>gutshot straight draw</text:p>
          </table:table-cell>
          <table:table-cell table:style-name="Table2.A2" office:value-type="string">
            <text:p text:style-name="P11">straight</text:p>
          </table:table-cell>
          <table:table-cell table:style-name="Table2.A2" office:value-type="string">
            <text:p text:style-name="P11">River</text:p>
          </table:table-cell>
          <table:table-cell table:style-name="Table2.E2" office:value-type="percentage" office:value="0.0833">
            <text:p text:style-name="P11">8.33%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>2 overcards</text:p>
          </table:table-cell>
          <table:table-cell table:style-name="Table2.A2" office:value-type="string">
            <text:p text:style-name="P11">pair</text:p>
          </table:table-cell>
          <table:table-cell table:style-name="Table2.A2" office:value-type="string">
            <text:p text:style-name="P11">River</text:p>
          </table:table-cell>
          <table:table-cell table:style-name="Table2.E2" office:value-type="percentage" office:value="0.13">
            <text:p text:style-name="P11">13.00%</text:p>
          </table:table-cell>
        </table:table-row>
      </table:table>
      <text:p text:style-name="P1"/>
      <text:p text:style-name="P1"/>
      <text:p text:style-name="P1"/>
      <text:p text:style-name="P9"><text:soft-page-break/></text:p>
      <text:p text:style-name="P10">Tight Play (3 to 5 players)</text:p>
      <text:p text:style-name="P5"/>
      <table:table table:name="TightPreflopPlay" table:style-name="TightPreflopPlay">
        <table:table-column table:style-name="TightPreflopPlay.A" table:number-columns-repeated="2"/>
        <table:table-column table:style-name="TightPreflopPlay.C"/>
        <table:table-column table:style-name="TightPreflopPlay.A"/>
        <table:table-column table:style-name="TightPreflopPlay.E"/>
        <table:table-row>
          <table:table-cell table:style-name="TightPreflopPlay.A1" office:value-type="string">
            <text:p text:style-name="P15">UNRAISED POT</text:p>
          </table:table-cell>
          <table:table-cell table:style-name="TightPreflopPlay.A1" office:value-type="string">
            <text:p text:style-name="P16"/>
          </table:table-cell>
          <table:table-cell table:style-name="TightPreflopPlay.A1" office:value-type="string">
            <text:p text:style-name="P16"/>
          </table:table-cell>
          <table:table-cell table:style-name="TightPreflopPlay.A1" office:value-type="string">
            <text:p text:style-name="P16"/>
          </table:table-cell>
          <table:table-cell table:style-name="TightPreflopPlay.E1" office:value-type="string">
            <text:p text:style-name="P16"/>
          </table:table-cell>
        </table:table-row>
        <table:table-row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E2" office:value-type="string">
            <text:p text:style-name="P16"/>
          </table:table-cell>
        </table:table-row>
        <table:table-row>
          <table:table-cell table:style-name="TightPreflopPlay.A2" office:value-type="string">
            <text:p text:style-name="P14">Early Position</text:p>
          </table:table-cell>
          <table:table-cell table:style-name="TightPreflopPlay.A2" office:value-type="string">
            <text:p text:style-name="P14">Middle Position</text:p>
          </table:table-cell>
          <table:table-cell table:style-name="TightPreflopPlay.A2" office:value-type="string">
            <text:p text:style-name="P14">Late Position</text:p>
          </table:table-cell>
          <table:table-cell table:style-name="TightPreflopPlay.A2" office:value-type="string">
            <text:p text:style-name="P14">Small Blind</text:p>
          </table:table-cell>
          <table:table-cell table:style-name="TightPreflopPlay.E2" office:value-type="string">
            <text:p text:style-name="P14">Big Blind</text:p>
          </table:table-cell>
        </table:table-row>
        <table:table-row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E2" office:value-type="string">
            <text:p text:style-name="P16"/>
          </table:table-cell>
        </table:table-row>
        <table:table-row>
          <table:table-cell table:style-name="TightPreflopPlay.A2" office:value-type="string">
            <text:p text:style-name="P17">Raise</text:p>
          </table:table-cell>
          <table:table-cell table:style-name="TightPreflopPlay.A2" office:value-type="string">
            <text:p text:style-name="P17">Raise</text:p>
          </table:table-cell>
          <table:table-cell table:style-name="TightPreflopPlay.A2" office:value-type="string">
            <text:p text:style-name="P17">Raise</text:p>
          </table:table-cell>
          <table:table-cell table:style-name="TightPreflopPlay.A2" office:value-type="string">
            <text:p text:style-name="P17">Raise</text:p>
          </table:table-cell>
          <table:table-cell table:style-name="TightPreflopPlay.E2" office:value-type="string">
            <text:p text:style-name="P17">Raise</text:p>
          </table:table-cell>
        </table:table-row>
        <table:table-row>
          <table:table-cell table:style-name="TightPreflopPlay.A2" office:value-type="string">
            <text:p text:style-name="P16">AA–TT</text:p>
          </table:table-cell>
          <table:table-cell table:style-name="TightPreflopPlay.A2" office:value-type="string">
            <text:p text:style-name="P16">AA-99</text:p>
          </table:table-cell>
          <table:table-cell table:style-name="TightPreflopPlay.A2" office:value-type="string">
            <text:p text:style-name="P16">AA-99</text:p>
          </table:table-cell>
          <table:table-cell table:style-name="TightPreflopPlay.A2" office:value-type="string">
            <text:p text:style-name="P16">AA-99</text:p>
          </table:table-cell>
          <table:table-cell table:style-name="TightPreflopPlay.E2" office:value-type="string">
            <text:p text:style-name="P16">AA-99</text:p>
          </table:table-cell>
        </table:table-row>
        <table:table-row>
          <table:table-cell table:style-name="TightPreflopPlay.A2" office:value-type="string">
            <text:p text:style-name="P16">AKs-AJs</text:p>
          </table:table-cell>
          <table:table-cell table:style-name="TightPreflopPlay.A2" office:value-type="string">
            <text:p text:style-name="P16">AKs-ATs</text:p>
          </table:table-cell>
          <table:table-cell table:style-name="TightPreflopPlay.A2" office:value-type="string">
            <text:p text:style-name="P16">AKs-A8s</text:p>
          </table:table-cell>
          <table:table-cell table:style-name="TightPreflopPlay.A2" office:value-type="string">
            <text:p text:style-name="P16">AKs-ATs</text:p>
          </table:table-cell>
          <table:table-cell table:style-name="TightPreflopPlay.E2" office:value-type="string">
            <text:p text:style-name="P16">AKs-ATs</text:p>
          </table:table-cell>
        </table:table-row>
        <table:table-row>
          <table:table-cell table:style-name="TightPreflopPlay.A2" office:value-type="string">
            <text:p text:style-name="P16">AK-AQ</text:p>
          </table:table-cell>
          <table:table-cell table:style-name="TightPreflopPlay.A2" office:value-type="string">
            <text:p text:style-name="P16">KQs-KJs</text:p>
          </table:table-cell>
          <table:table-cell table:style-name="TightPreflopPlay.A2" office:value-type="string">
            <text:p text:style-name="P16">KQs-KTs</text:p>
          </table:table-cell>
          <table:table-cell table:style-name="TightPreflopPlay.A2" office:value-type="string">
            <text:p text:style-name="P16">KQs-KJs</text:p>
          </table:table-cell>
          <table:table-cell table:style-name="TightPreflopPlay.E2" office:value-type="string">
            <text:p text:style-name="P16">KQs-KJs</text:p>
          </table:table-cell>
        </table:table-row>
        <table:table-row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>AK-AJ</text:p>
          </table:table-cell>
          <table:table-cell table:style-name="TightPreflopPlay.A2" office:value-type="string">
            <text:p text:style-name="P16">QJs</text:p>
          </table:table-cell>
          <table:table-cell table:style-name="TightPreflopPlay.A2" office:value-type="string">
            <text:p text:style-name="P16">AK-AQ</text:p>
          </table:table-cell>
          <table:table-cell table:style-name="TightPreflopPlay.E2" office:value-type="string">
            <text:p text:style-name="P16">AK-AQ</text:p>
          </table:table-cell>
        </table:table-row>
        <table:table-row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>KQ</text:p>
          </table:table-cell>
          <table:table-cell table:style-name="TightPreflopPlay.A2" office:value-type="string">
            <text:p text:style-name="P16">AK-AT</text:p>
          </table:table-cell>
          <table:table-cell table:style-name="TightPreflopPlay.A2" office:value-type="string">
            <text:p text:style-name="P16"/>
          </table:table-cell>
          <table:table-cell table:style-name="TightPreflopPlay.E2" office:value-type="string">
            <text:p text:style-name="P16"/>
          </table:table-cell>
        </table:table-row>
        <table:table-row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>KQ</text:p>
          </table:table-cell>
          <table:table-cell table:style-name="TightPreflopPlay.A2" office:value-type="string">
            <text:p text:style-name="P16"/>
          </table:table-cell>
          <table:table-cell table:style-name="TightPreflopPlay.E2" office:value-type="string">
            <text:p text:style-name="P16"/>
          </table:table-cell>
        </table:table-row>
        <table:table-row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E2" office:value-type="string">
            <text:p text:style-name="P16"/>
          </table:table-cell>
        </table:table-row>
        <table:table-row>
          <table:table-cell table:style-name="TightPreflopPlay.A2" office:value-type="string">
            <text:p text:style-name="P17">Call</text:p>
          </table:table-cell>
          <table:table-cell table:style-name="TightPreflopPlay.A2" office:value-type="string">
            <text:p text:style-name="P17">Call</text:p>
          </table:table-cell>
          <table:table-cell table:style-name="TightPreflopPlay.A2" office:value-type="string">
            <text:p text:style-name="P17">Call</text:p>
          </table:table-cell>
          <table:table-cell table:style-name="TightPreflopPlay.A2" office:value-type="string">
            <text:p text:style-name="P17">Call</text:p>
          </table:table-cell>
          <table:table-cell table:style-name="TightPreflopPlay.E2" office:value-type="string">
            <text:p text:style-name="P17">Call</text:p>
          </table:table-cell>
        </table:table-row>
        <table:table-row>
          <table:table-cell table:style-name="TightPreflopPlay.A2" office:value-type="string">
            <text:p text:style-name="P16">99-77</text:p>
          </table:table-cell>
          <table:table-cell table:style-name="TightPreflopPlay.A2" office:value-type="string">
            <text:p text:style-name="P16">88-22</text:p>
          </table:table-cell>
          <table:table-cell table:style-name="TightPreflopPlay.A2" office:value-type="string">
            <text:p text:style-name="P16">88-22</text:p>
          </table:table-cell>
          <table:table-cell table:style-name="TightPreflopPlay.A2" office:value-type="string">
            <text:p text:style-name="P16">88-22</text:p>
          </table:table-cell>
          <table:table-cell table:style-name="TightPreflopPlay.E2" office:value-type="string">
            <text:p text:style-name="P16">FOLD</text:p>
          </table:table-cell>
        </table:table-row>
        <table:table-row>
          <table:table-cell table:style-name="TightPreflopPlay.A2" office:value-type="string">
            <text:p text:style-name="P16">ATs</text:p>
          </table:table-cell>
          <table:table-cell table:style-name="TightPreflopPlay.A2" office:value-type="string">
            <text:p text:style-name="P16">A9s-A2s</text:p>
          </table:table-cell>
          <table:table-cell table:style-name="TightPreflopPlay.A2" office:value-type="string">
            <text:p text:style-name="P16">A7s-A2s</text:p>
          </table:table-cell>
          <table:table-cell table:style-name="TightPreflopPlay.A2" office:value-type="string">
            <text:p text:style-name="P16">Any suited</text:p>
          </table:table-cell>
          <table:table-cell table:style-name="TightPreflopPlay.E2" office:value-type="string">
            <text:p text:style-name="P16"/>
          </table:table-cell>
        </table:table-row>
        <table:table-row>
          <table:table-cell table:style-name="TightPreflopPlay.A2" office:value-type="string">
            <text:p text:style-name="P16">KQs-KTs</text:p>
          </table:table-cell>
          <table:table-cell table:style-name="TightPreflopPlay.A2" office:value-type="string">
            <text:p text:style-name="P16">KTs-K9s</text:p>
          </table:table-cell>
          <table:table-cell table:style-name="TightPreflopPlay.A2" office:value-type="string">
            <text:p text:style-name="P16">K9s</text:p>
          </table:table-cell>
          <table:table-cell table:style-name="TightPreflopPlay.A2" office:value-type="string">
            <text:p text:style-name="P16">AJ-AT</text:p>
          </table:table-cell>
          <table:table-cell table:style-name="TightPreflopPlay.E2" office:value-type="string">
            <text:p text:style-name="P16"/>
          </table:table-cell>
        </table:table-row>
        <table:table-row>
          <table:table-cell table:style-name="TightPreflopPlay.A2" office:value-type="string">
            <text:p text:style-name="P16">QJs-QTs</text:p>
          </table:table-cell>
          <table:table-cell table:style-name="TightPreflopPlay.A2" office:value-type="string">
            <text:p text:style-name="P16">QJs-Q9s</text:p>
          </table:table-cell>
          <table:table-cell table:style-name="TightPreflopPlay.A2" office:value-type="string">
            <text:p text:style-name="P16">QTs-Q9s</text:p>
          </table:table-cell>
          <table:table-cell table:style-name="TightPreflopPlay.A2" office:value-type="string">
            <text:p text:style-name="P16">KQ-KT</text:p>
          </table:table-cell>
          <table:table-cell table:style-name="TightPreflopPlay.E2" office:value-type="string">
            <text:p text:style-name="P16"/>
          </table:table-cell>
        </table:table-row>
        <table:table-row>
          <table:table-cell table:style-name="TightPreflopPlay.A2" office:value-type="string">
            <text:p text:style-name="P16">JTs</text:p>
          </table:table-cell>
          <table:table-cell table:style-name="TightPreflopPlay.A2" office:value-type="string">
            <text:p text:style-name="P16">JTs-J9s</text:p>
          </table:table-cell>
          <table:table-cell table:style-name="TightPreflopPlay.A2" office:value-type="string">
            <text:p text:style-name="P16">JTs-J9s</text:p>
          </table:table-cell>
          <table:table-cell table:style-name="TightPreflopPlay.A2" office:value-type="string">
            <text:p text:style-name="P16">QJ-QT</text:p>
          </table:table-cell>
          <table:table-cell table:style-name="TightPreflopPlay.E2" office:value-type="string">
            <text:p text:style-name="P16"/>
          </table:table-cell>
        </table:table-row>
        <table:table-row>
          <table:table-cell table:style-name="TightPreflopPlay.A2" office:value-type="string">
            <text:p text:style-name="P16">KQ</text:p>
          </table:table-cell>
          <table:table-cell table:style-name="TightPreflopPlay.A2" office:value-type="string">
            <text:p text:style-name="P16">T9s-98s</text:p>
          </table:table-cell>
          <table:table-cell table:style-name="TightPreflopPlay.A2" office:value-type="string">
            <text:p text:style-name="P16">T9s-54s</text:p>
          </table:table-cell>
          <table:table-cell table:style-name="TightPreflopPlay.A2" office:value-type="string">
            <text:p text:style-name="P16">JT</text:p>
          </table:table-cell>
          <table:table-cell table:style-name="TightPreflopPlay.E2" office:value-type="string">
            <text:p text:style-name="P16"/>
          </table:table-cell>
        </table:table-row>
        <table:table-row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>AT</text:p>
          </table:table-cell>
          <table:table-cell table:style-name="TightPreflopPlay.A2" office:value-type="string">
            <text:p text:style-name="P16">KJ-KT</text:p>
          </table:table-cell>
          <table:table-cell table:style-name="TightPreflopPlay.A2" office:value-type="string">
            <text:p text:style-name="P16"/>
          </table:table-cell>
          <table:table-cell table:style-name="TightPreflopPlay.E2" office:value-type="string">
            <text:p text:style-name="P16"/>
          </table:table-cell>
        </table:table-row>
        <table:table-row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>KJ</text:p>
          </table:table-cell>
          <table:table-cell table:style-name="TightPreflopPlay.A2" office:value-type="string">
            <text:p text:style-name="P16">QJ-QT</text:p>
          </table:table-cell>
          <table:table-cell table:style-name="TightPreflopPlay.A2" office:value-type="string">
            <text:p text:style-name="P16"/>
          </table:table-cell>
          <table:table-cell table:style-name="TightPreflopPlay.E2" office:value-type="string">
            <text:p text:style-name="P16"/>
          </table:table-cell>
        </table:table-row>
        <table:table-row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>JT</text:p>
          </table:table-cell>
          <table:table-cell table:style-name="TightPreflopPlay.A2" office:value-type="string">
            <text:p text:style-name="P16"/>
          </table:table-cell>
          <table:table-cell table:style-name="TightPreflopPlay.E2" office:value-type="string">
            <text:p text:style-name="P16"/>
          </table:table-cell>
        </table:table-row>
        <table:table-row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E2" office:value-type="string">
            <text:p text:style-name="P16"/>
          </table:table-cell>
        </table:table-row>
        <table:table-row>
          <table:table-cell table:style-name="TightPreflopPlay.A2" office:value-type="string">
            <text:p text:style-name="P15">RAISED POT</text:p>
          </table:table-cell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E2" office:value-type="string">
            <text:p text:style-name="P16"/>
          </table:table-cell>
        </table:table-row>
        <table:table-row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E2" office:value-type="string">
            <text:p text:style-name="P16"/>
          </table:table-cell>
        </table:table-row>
        <table:table-row>
          <table:table-cell table:style-name="TightPreflopPlay.A2" office:value-type="string">
            <text:p text:style-name="P17">Reraise</text:p>
          </table:table-cell>
          <table:table-cell table:style-name="TightPreflopPlay.A2" office:value-type="string">
            <text:p text:style-name="P17">Reraise</text:p>
          </table:table-cell>
          <table:table-cell table:style-name="TightPreflopPlay.A2" office:value-type="string">
            <text:p text:style-name="P17">Reraise</text:p>
          </table:table-cell>
          <table:table-cell table:style-name="TightPreflopPlay.A2" office:value-type="string">
            <text:p text:style-name="P17">Reraise</text:p>
          </table:table-cell>
          <table:table-cell table:style-name="TightPreflopPlay.E2" office:value-type="string">
            <text:p text:style-name="P17">Reraise</text:p>
          </table:table-cell>
        </table:table-row>
        <table:table-row>
          <table:table-cell table:style-name="TightPreflopPlay.A2" office:value-type="string">
            <text:p text:style-name="P16">AA-TT</text:p>
          </table:table-cell>
          <table:table-cell table:style-name="TightPreflopPlay.A2" office:value-type="string">
            <text:p text:style-name="P16">AA-TT</text:p>
          </table:table-cell>
          <table:table-cell table:style-name="TightPreflopPlay.A2" office:value-type="string">
            <text:p text:style-name="P16">AA-TT </text:p>
          </table:table-cell>
          <table:table-cell table:style-name="TightPreflopPlay.A2" office:value-type="string">
            <text:p text:style-name="P16">AA-TT</text:p>
          </table:table-cell>
          <table:table-cell table:style-name="TightPreflopPlay.E2" office:value-type="string">
            <text:p text:style-name="P16">AA-TT</text:p>
          </table:table-cell>
        </table:table-row>
        <table:table-row>
          <table:table-cell table:style-name="TightPreflopPlay.A2" office:value-type="string">
            <text:p text:style-name="P16">AKs</text:p>
          </table:table-cell>
          <table:table-cell table:style-name="TightPreflopPlay.A2" office:value-type="string">
            <text:p text:style-name="P16">AKs</text:p>
          </table:table-cell>
          <table:table-cell table:style-name="TightPreflopPlay.A2" office:value-type="string">
            <text:p text:style-name="P16">AKs</text:p>
          </table:table-cell>
          <table:table-cell table:style-name="TightPreflopPlay.A2" office:value-type="string">
            <text:p text:style-name="P16">AKs</text:p>
          </table:table-cell>
          <table:table-cell table:style-name="TightPreflopPlay.E2" office:value-type="string">
            <text:p text:style-name="P16">AKs</text:p>
          </table:table-cell>
        </table:table-row>
        <table:table-row>
          <table:table-cell table:style-name="TightPreflopPlay.A2" office:value-type="string">
            <text:p text:style-name="P16">AK</text:p>
          </table:table-cell>
          <table:table-cell table:style-name="TightPreflopPlay.A2" office:value-type="string">
            <text:p text:style-name="P16">AK</text:p>
          </table:table-cell>
          <table:table-cell table:style-name="TightPreflopPlay.A2" office:value-type="string">
            <text:p text:style-name="P16">AK</text:p>
          </table:table-cell>
          <table:table-cell table:style-name="TightPreflopPlay.A2" office:value-type="string">
            <text:p text:style-name="P16">AK</text:p>
          </table:table-cell>
          <table:table-cell table:style-name="TightPreflopPlay.E2" office:value-type="string">
            <text:p text:style-name="P16">AK</text:p>
          </table:table-cell>
        </table:table-row>
        <table:table-row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E2" office:value-type="string">
            <text:p text:style-name="P16"/>
          </table:table-cell>
        </table:table-row>
        <table:table-row>
          <table:table-cell table:style-name="TightPreflopPlay.A2" office:value-type="string">
            <text:p text:style-name="P17">Call</text:p>
          </table:table-cell>
          <table:table-cell table:style-name="TightPreflopPlay.A2" office:value-type="string">
            <text:p text:style-name="P17">Call</text:p>
          </table:table-cell>
          <table:table-cell table:style-name="TightPreflopPlay.A2" office:value-type="string">
            <text:p text:style-name="P17">Call</text:p>
          </table:table-cell>
          <table:table-cell table:style-name="TightPreflopPlay.A2" office:value-type="string">
            <text:p text:style-name="P17">Call</text:p>
          </table:table-cell>
          <table:table-cell table:style-name="TightPreflopPlay.E2" office:value-type="string">
            <text:p text:style-name="P17">Call</text:p>
          </table:table-cell>
        </table:table-row>
        <table:table-row>
          <table:table-cell table:style-name="TightPreflopPlay.A2" office:value-type="string">
            <text:p text:style-name="P16">AQs-AJs</text:p>
          </table:table-cell>
          <table:table-cell table:style-name="TightPreflopPlay.A2" office:value-type="string">
            <text:p text:style-name="P16">AQs-AJs</text:p>
          </table:table-cell>
          <table:table-cell table:style-name="TightPreflopPlay.A2" office:value-type="string">
            <text:p text:style-name="P16">99-22 (<text:span text:style-name="T3">3+ ppl in</text:span>)</text:p>
          </table:table-cell>
          <table:table-cell table:style-name="TightPreflopPlay.A2" office:value-type="string">
            <text:p text:style-name="P16">99-22 (<text:span text:style-name="T3">2+ ppl in</text:span>)</text:p>
          </table:table-cell>
          <table:table-cell table:style-name="TightPreflopPlay.E2" office:value-type="string">
            <text:p text:style-name="P16">99-22 (<text:span text:style-name="T3">3+ ppl in</text:span>)</text:p>
          </table:table-cell>
        </table:table-row>
        <table:table-row>
          <table:table-cell table:style-name="TightPreflopPlay.A2" office:value-type="string">
            <text:p text:style-name="P16">KQs</text:p>
          </table:table-cell>
          <table:table-cell table:style-name="TightPreflopPlay.A2" office:value-type="string">
            <text:p text:style-name="P16">KQs</text:p>
          </table:table-cell>
          <table:table-cell table:style-name="TightPreflopPlay.A2" office:value-type="string">
            <text:p text:style-name="P16">AQs-AJs</text:p>
          </table:table-cell>
          <table:table-cell table:style-name="TightPreflopPlay.A2" office:value-type="string">
            <text:p text:style-name="P16">AQs-AJs</text:p>
          </table:table-cell>
          <table:table-cell table:style-name="TightPreflopPlay.E2" office:value-type="string">
            <text:p text:style-name="P16">AQs-AJs</text:p>
          </table:table-cell>
        </table:table-row>
        <table:table-row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>KQs</text:p>
          </table:table-cell>
          <table:table-cell table:style-name="TightPreflopPlay.A2" office:value-type="string">
            <text:p text:style-name="P16">KQs</text:p>
          </table:table-cell>
          <table:table-cell table:style-name="TightPreflopPlay.E2" office:value-type="string">
            <text:p text:style-name="P16">KQs</text:p>
          </table:table-cell>
        </table:table-row>
        <table:table-row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>QJs-T9s (<text:span text:style-name="T3">3+ in</text:span>)</text:p>
          </table:table-cell>
          <table:table-cell table:style-name="TightPreflopPlay.A2" office:value-type="string">
            <text:p text:style-name="P16"/>
          </table:table-cell>
          <table:table-cell table:style-name="TightPreflopPlay.E2" office:value-type="string">
            <text:p text:style-name="P16">QJs-T9s (<text:span text:style-name="T3">3+ in</text:span>)</text:p>
          </table:table-cell>
        </table:table-row>
        <table:table-row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E2" office:value-type="string">
            <text:p text:style-name="P16"/>
          </table:table-cell>
        </table:table-row>
        <table:table-row>
          <table:table-cell table:style-name="TightPreflopPlay.A2" office:value-type="string">
            <text:p text:style-name="P15">RERAISED POT</text:p>
          </table:table-cell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E2" office:value-type="string">
            <text:p text:style-name="P16"/>
          </table:table-cell>
        </table:table-row>
        <table:table-row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E2" office:value-type="string">
            <text:p text:style-name="P16"/>
          </table:table-cell>
        </table:table-row>
        <table:table-row>
          <table:table-cell table:style-name="TightPreflopPlay.A2" office:value-type="string">
            <text:p text:style-name="P17">Reraise</text:p>
          </table:table-cell>
          <table:table-cell table:style-name="TightPreflopPlay.A2" office:value-type="string">
            <text:p text:style-name="P17">Reraise</text:p>
          </table:table-cell>
          <table:table-cell table:style-name="TightPreflopPlay.A2" office:value-type="string">
            <text:p text:style-name="P17">Reraise</text:p>
          </table:table-cell>
          <table:table-cell table:style-name="TightPreflopPlay.A2" office:value-type="string">
            <text:p text:style-name="P17">Reraise</text:p>
          </table:table-cell>
          <table:table-cell table:style-name="TightPreflopPlay.E2" office:value-type="string">
            <text:p text:style-name="P17">Reraise</text:p>
          </table:table-cell>
        </table:table-row>
        <table:table-row>
          <table:table-cell table:style-name="TightPreflopPlay.A2" office:value-type="string">
            <text:p text:style-name="P16">AA-KK</text:p>
          </table:table-cell>
          <table:table-cell table:style-name="TightPreflopPlay.A2" office:value-type="string">
            <text:p text:style-name="P16">AA-QQ</text:p>
          </table:table-cell>
          <table:table-cell table:style-name="TightPreflopPlay.A2" office:value-type="string">
            <text:p text:style-name="P16">AA-QQ</text:p>
          </table:table-cell>
          <table:table-cell table:style-name="TightPreflopPlay.A2" office:value-type="string">
            <text:p text:style-name="P16">FOLD</text:p>
          </table:table-cell>
          <table:table-cell table:style-name="TightPreflopPlay.E2" office:value-type="string">
            <text:p text:style-name="P16">FOLD</text:p>
          </table:table-cell>
        </table:table-row>
        <table:table-row>
          <table:table-cell table:style-name="TightPreflopPlay.A2" office:value-type="string">
            <text:p text:style-name="P16">AKs</text:p>
          </table:table-cell>
          <table:table-cell table:style-name="TightPreflopPlay.A2" office:value-type="string">
            <text:p text:style-name="P16">AKs</text:p>
          </table:table-cell>
          <table:table-cell table:style-name="TightPreflopPlay.A2" office:value-type="string">
            <text:p text:style-name="P16">AKs</text:p>
          </table:table-cell>
          <table:table-cell table:style-name="TightPreflopPlay.A2" office:value-type="string">
            <text:p text:style-name="P16"/>
          </table:table-cell>
          <table:table-cell table:style-name="TightPreflopPlay.E2" office:value-type="string">
            <text:p text:style-name="P16"/>
          </table:table-cell>
        </table:table-row>
        <table:table-row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E2" office:value-type="string">
            <text:p text:style-name="P16"/>
          </table:table-cell>
        </table:table-row>
        <table:table-row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E2" office:value-type="string">
            <text:p text:style-name="P16"/>
          </table:table-cell>
        </table:table-row>
        <table:table-row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A2" office:value-type="string">
            <text:p text:style-name="P16"/>
          </table:table-cell>
          <table:table-cell table:style-name="TightPreflopPlay.E2" office:value-type="string">
            <text:p text:style-name="P16"/>
          </table:table-cell>
        </table:table-row>
      </table:table>
      <text:p text:style-name="P10"><text:soft-page-break/></text:p>
      <text:p text:style-name="P10">Loose Play (6 to 8 players)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row>
          <table:table-cell table:style-name="Table4.A1" office:value-type="string">
            <text:p text:style-name="P15">UNRAISED POT</text:p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E1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4">Early Position</text:p>
          </table:table-cell>
          <table:table-cell table:style-name="Table4.A2" office:value-type="string">
            <text:p text:style-name="P14">Middle Position</text:p>
          </table:table-cell>
          <table:table-cell table:style-name="Table4.A2" office:value-type="string">
            <text:p text:style-name="P14">Late Position</text:p>
          </table:table-cell>
          <table:table-cell table:style-name="Table4.A2" office:value-type="string">
            <text:p text:style-name="P14">Small Blind</text:p>
          </table:table-cell>
          <table:table-cell table:style-name="Table4.E2" office:value-type="string">
            <text:p text:style-name="P14">Big Blind</text:p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7">Raise</text:p>
          </table:table-cell>
          <table:table-cell table:style-name="Table4.A2" office:value-type="string">
            <text:p text:style-name="P17">Raise</text:p>
          </table:table-cell>
          <table:table-cell table:style-name="Table4.A2" office:value-type="string">
            <text:p text:style-name="P17">Raise</text:p>
          </table:table-cell>
          <table:table-cell table:style-name="Table4.A2" office:value-type="string">
            <text:p text:style-name="P17">Raise</text:p>
          </table:table-cell>
          <table:table-cell table:style-name="Table4.E2" office:value-type="string">
            <text:p text:style-name="P17">Raise</text:p>
          </table:table-cell>
        </table:table-row>
        <table:table-row>
          <table:table-cell table:style-name="Table4.A2" office:value-type="string">
            <text:p text:style-name="P16">AA-99</text:p>
          </table:table-cell>
          <table:table-cell table:style-name="Table4.A2" office:value-type="string">
            <text:p text:style-name="P16">AA-99</text:p>
          </table:table-cell>
          <table:table-cell table:style-name="Table4.A2" office:value-type="string">
            <text:p text:style-name="P16">AA-88</text:p>
          </table:table-cell>
          <table:table-cell table:style-name="Table4.A2" office:value-type="string">
            <text:p text:style-name="P16">AA-99</text:p>
          </table:table-cell>
          <table:table-cell table:style-name="Table4.E2" office:value-type="string">
            <text:p text:style-name="P16">AA-99</text:p>
          </table:table-cell>
        </table:table-row>
        <table:table-row>
          <table:table-cell table:style-name="Table4.A2" office:value-type="string">
            <text:p text:style-name="P16">AKs-ATs</text:p>
          </table:table-cell>
          <table:table-cell table:style-name="Table4.A2" office:value-type="string">
            <text:p text:style-name="P16">AKs-ATs</text:p>
          </table:table-cell>
          <table:table-cell table:style-name="Table4.A2" office:value-type="string">
            <text:p text:style-name="P16">AKs-A8s</text:p>
          </table:table-cell>
          <table:table-cell table:style-name="Table4.A2" office:value-type="string">
            <text:p text:style-name="P16">AKs-ATs</text:p>
          </table:table-cell>
          <table:table-cell table:style-name="Table4.E2" office:value-type="string">
            <text:p text:style-name="P16">AKs-ATs</text:p>
          </table:table-cell>
        </table:table-row>
        <table:table-row>
          <table:table-cell table:style-name="Table4.A2" office:value-type="string">
            <text:p text:style-name="P16">KQs-KJs</text:p>
          </table:table-cell>
          <table:table-cell table:style-name="Table4.A2" office:value-type="string">
            <text:p text:style-name="P16">KQs-KJs</text:p>
          </table:table-cell>
          <table:table-cell table:style-name="Table4.A2" office:value-type="string">
            <text:p text:style-name="P16">KQs-K9s</text:p>
          </table:table-cell>
          <table:table-cell table:style-name="Table4.A2" office:value-type="string">
            <text:p text:style-name="P16">KQs-KJs</text:p>
          </table:table-cell>
          <table:table-cell table:style-name="Table4.E2" office:value-type="string">
            <text:p text:style-name="P16">KQs-KJs</text:p>
          </table:table-cell>
        </table:table-row>
        <table:table-row>
          <table:table-cell table:style-name="Table4.A2" office:value-type="string">
            <text:p text:style-name="P16">AK-AJ</text:p>
          </table:table-cell>
          <table:table-cell table:style-name="Table4.A2" office:value-type="string">
            <text:p text:style-name="P16">AK-AJ</text:p>
          </table:table-cell>
          <table:table-cell table:style-name="Table4.A2" office:value-type="string">
            <text:p text:style-name="P16">QJs-QTs</text:p>
          </table:table-cell>
          <table:table-cell table:style-name="Table4.A2" office:value-type="string">
            <text:p text:style-name="P16">AK-AQ</text:p>
          </table:table-cell>
          <table:table-cell table:style-name="Table4.E2" office:value-type="string">
            <text:p text:style-name="P16">AK-AQ</text:p>
          </table:table-cell>
        </table:table-row>
        <table:table-row>
          <table:table-cell table:style-name="Table4.A2" office:value-type="string">
            <text:p text:style-name="P16">KQ</text:p>
          </table:table-cell>
          <table:table-cell table:style-name="Table4.A2" office:value-type="string">
            <text:p text:style-name="P16">KQ</text:p>
          </table:table-cell>
          <table:table-cell table:style-name="Table4.A2" office:value-type="string">
            <text:p text:style-name="P16">JTs</text:p>
          </table:table-cell>
          <table:table-cell table:style-name="Table4.A2" office:value-type="string">
            <text:p text:style-name="P16"/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>AK-AJ</text:p>
          </table:table-cell>
          <table:table-cell table:style-name="Table4.A2" office:value-type="string">
            <text:p text:style-name="P16"/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>KQ</text:p>
          </table:table-cell>
          <table:table-cell table:style-name="Table4.A2" office:value-type="string">
            <text:p text:style-name="P16"/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7">Call</text:p>
          </table:table-cell>
          <table:table-cell table:style-name="Table4.A2" office:value-type="string">
            <text:p text:style-name="P17">Call</text:p>
          </table:table-cell>
          <table:table-cell table:style-name="Table4.A2" office:value-type="string">
            <text:p text:style-name="P17">Call</text:p>
          </table:table-cell>
          <table:table-cell table:style-name="Table4.A2" office:value-type="string">
            <text:p text:style-name="P17">Call</text:p>
          </table:table-cell>
          <table:table-cell table:style-name="Table4.E2" office:value-type="string">
            <text:p text:style-name="P17">Call</text:p>
          </table:table-cell>
        </table:table-row>
        <table:table-row>
          <table:table-cell table:style-name="Table4.A2" office:value-type="string">
            <text:p text:style-name="P16">88-22</text:p>
          </table:table-cell>
          <table:table-cell table:style-name="Table4.A2" office:value-type="string">
            <text:p text:style-name="P16">88-22</text:p>
          </table:table-cell>
          <table:table-cell table:style-name="Table4.A2" office:value-type="string">
            <text:p text:style-name="P16">77-22</text:p>
          </table:table-cell>
          <table:table-cell table:style-name="Table4.A2" office:value-type="string">
            <text:p text:style-name="P16">88-22</text:p>
          </table:table-cell>
          <table:table-cell table:style-name="Table4.E2" office:value-type="string">
            <text:p text:style-name="P16">FOLD</text:p>
          </table:table-cell>
        </table:table-row>
        <table:table-row>
          <table:table-cell table:style-name="Table4.A2" office:value-type="string">
            <text:p text:style-name="P16">A9s-A2s</text:p>
          </table:table-cell>
          <table:table-cell table:style-name="Table4.A2" office:value-type="string">
            <text:p text:style-name="P16">A9s-A2s</text:p>
          </table:table-cell>
          <table:table-cell table:style-name="Table4.A2" office:value-type="string">
            <text:p text:style-name="P16">A7s-A2s</text:p>
          </table:table-cell>
          <table:table-cell table:style-name="Table4.A2" office:value-type="string">
            <text:p text:style-name="P16">Any 2 suited</text:p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>KTs-K9s</text:p>
          </table:table-cell>
          <table:table-cell table:style-name="Table4.A2" office:value-type="string">
            <text:p text:style-name="P16">KTs-K9s</text:p>
          </table:table-cell>
          <table:table-cell table:style-name="Table4.A2" office:value-type="string">
            <text:p text:style-name="P16">K8s-K2s</text:p>
          </table:table-cell>
          <table:table-cell table:style-name="Table4.A2" office:value-type="string">
            <text:p text:style-name="P16">AJ-AT</text:p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>QJs-Q9s</text:p>
          </table:table-cell>
          <table:table-cell table:style-name="Table4.A2" office:value-type="string">
            <text:p text:style-name="P16">QJs-Q9s</text:p>
          </table:table-cell>
          <table:table-cell table:style-name="Table4.A2" office:value-type="string">
            <text:p text:style-name="P16">Q9s-Q8s</text:p>
          </table:table-cell>
          <table:table-cell table:style-name="Table4.A2" office:value-type="string">
            <text:p text:style-name="P16">KQ-KT</text:p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>JTs-J9s</text:p>
          </table:table-cell>
          <table:table-cell table:style-name="Table4.A2" office:value-type="string">
            <text:p text:style-name="P16">JTs-J9s</text:p>
          </table:table-cell>
          <table:table-cell table:style-name="Table4.A2" office:value-type="string">
            <text:p text:style-name="P16">J9s-J7s</text:p>
          </table:table-cell>
          <table:table-cell table:style-name="Table4.A2" office:value-type="string">
            <text:p text:style-name="P16">QJ-QT</text:p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>T9s-98s</text:p>
          </table:table-cell>
          <table:table-cell table:style-name="Table4.A2" office:value-type="string">
            <text:p text:style-name="P16">T9s-98s</text:p>
          </table:table-cell>
          <table:table-cell table:style-name="Table4.A2" office:value-type="string">
            <text:p text:style-name="P16">T9s-43s</text:p>
          </table:table-cell>
          <table:table-cell table:style-name="Table4.A2" office:value-type="string">
            <text:p text:style-name="P16">JT</text:p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>AT</text:p>
          </table:table-cell>
          <table:table-cell table:style-name="Table4.A2" office:value-type="string">
            <text:p text:style-name="P16">AT</text:p>
          </table:table-cell>
          <table:table-cell table:style-name="Table4.A2" office:value-type="string">
            <text:p text:style-name="P16">T8s-53s</text:p>
          </table:table-cell>
          <table:table-cell table:style-name="Table4.A2" office:value-type="string">
            <text:p text:style-name="P16"/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>KJ</text:p>
          </table:table-cell>
          <table:table-cell table:style-name="Table4.A2" office:value-type="string">
            <text:p text:style-name="P16">KJ</text:p>
          </table:table-cell>
          <table:table-cell table:style-name="Table4.A2" office:value-type="string">
            <text:p text:style-name="P16">AT</text:p>
          </table:table-cell>
          <table:table-cell table:style-name="Table4.A2" office:value-type="string">
            <text:p text:style-name="P16"/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>KJ-KT</text:p>
          </table:table-cell>
          <table:table-cell table:style-name="Table4.A2" office:value-type="string">
            <text:p text:style-name="P16"/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>QJ-QT</text:p>
          </table:table-cell>
          <table:table-cell table:style-name="Table4.A2" office:value-type="string">
            <text:p text:style-name="P16"/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>JT</text:p>
          </table:table-cell>
          <table:table-cell table:style-name="Table4.A2" office:value-type="string">
            <text:p text:style-name="P16"/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5">RAISED POT</text:p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E2" office:value-type="string">
            <text:p text:style-name="P16"><text:s/></text:p>
          </table:table-cell>
        </table:table-row>
        <table:table-row>
          <table:table-cell table:style-name="Table4.A2" office:value-type="string">
            <text:p text:style-name="P17">Reraise</text:p>
          </table:table-cell>
          <table:table-cell table:style-name="Table4.A2" office:value-type="string">
            <text:p text:style-name="P17">Reraise</text:p>
          </table:table-cell>
          <table:table-cell table:style-name="Table4.A2" office:value-type="string">
            <text:p text:style-name="P17">Reraise</text:p>
          </table:table-cell>
          <table:table-cell table:style-name="Table4.A2" office:value-type="string">
            <text:p text:style-name="P17">Reraise</text:p>
          </table:table-cell>
          <table:table-cell table:style-name="Table4.E2" office:value-type="string">
            <text:p text:style-name="P17">Reraise</text:p>
          </table:table-cell>
        </table:table-row>
        <table:table-row>
          <table:table-cell table:style-name="Table4.A2" office:value-type="string">
            <text:p text:style-name="P16">AA-99</text:p>
          </table:table-cell>
          <table:table-cell table:style-name="Table4.A2" office:value-type="string">
            <text:p text:style-name="P16">AA-99</text:p>
          </table:table-cell>
          <table:table-cell table:style-name="Table4.A2" office:value-type="string">
            <text:p text:style-name="P16">AA-TT </text:p>
          </table:table-cell>
          <table:table-cell table:style-name="Table4.A2" office:value-type="string">
            <text:p text:style-name="P16">AA-TT</text:p>
          </table:table-cell>
          <table:table-cell table:style-name="Table4.E2" office:value-type="string">
            <text:p text:style-name="P16">AA-TT</text:p>
          </table:table-cell>
        </table:table-row>
        <table:table-row>
          <table:table-cell table:style-name="Table4.A2" office:value-type="string">
            <text:p text:style-name="P16">AKs-AQs</text:p>
          </table:table-cell>
          <table:table-cell table:style-name="Table4.A2" office:value-type="string">
            <text:p text:style-name="P16">AKs-AQs</text:p>
          </table:table-cell>
          <table:table-cell table:style-name="Table4.A2" office:value-type="string">
            <text:p text:style-name="P16">AKs-AJs</text:p>
          </table:table-cell>
          <table:table-cell table:style-name="Table4.A2" office:value-type="string">
            <text:p text:style-name="P16">AKs-AJs</text:p>
          </table:table-cell>
          <table:table-cell table:style-name="Table4.E2" office:value-type="string">
            <text:p text:style-name="P16">AKs-AJs</text:p>
          </table:table-cell>
        </table:table-row>
        <table:table-row>
          <table:table-cell table:style-name="Table4.A2" office:value-type="string">
            <text:p text:style-name="P16">AK-AQ</text:p>
          </table:table-cell>
          <table:table-cell table:style-name="Table4.A2" office:value-type="string">
            <text:p text:style-name="P16">AK-AQ</text:p>
          </table:table-cell>
          <table:table-cell table:style-name="Table4.A2" office:value-type="string">
            <text:p text:style-name="P16">KQs</text:p>
          </table:table-cell>
          <table:table-cell table:style-name="Table4.A2" office:value-type="string">
            <text:p text:style-name="P16">KQs</text:p>
          </table:table-cell>
          <table:table-cell table:style-name="Table4.E2" office:value-type="string">
            <text:p text:style-name="P16">KQs</text:p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>AK</text:p>
          </table:table-cell>
          <table:table-cell table:style-name="Table4.A2" office:value-type="string">
            <text:p text:style-name="P16">AK</text:p>
          </table:table-cell>
          <table:table-cell table:style-name="Table4.E2" office:value-type="string">
            <text:p text:style-name="P16">AK</text:p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7">Call</text:p>
          </table:table-cell>
          <table:table-cell table:style-name="Table4.A2" office:value-type="string">
            <text:p text:style-name="P17">Call</text:p>
          </table:table-cell>
          <table:table-cell table:style-name="Table4.A2" office:value-type="string">
            <text:p text:style-name="P17">Call</text:p>
          </table:table-cell>
          <table:table-cell table:style-name="Table4.A2" office:value-type="string">
            <text:p text:style-name="P17">Call</text:p>
          </table:table-cell>
          <table:table-cell table:style-name="Table4.E2" office:value-type="string">
            <text:p text:style-name="P17">Call</text:p>
          </table:table-cell>
        </table:table-row>
        <table:table-row>
          <table:table-cell table:style-name="Table4.A2" office:value-type="string">
            <text:p text:style-name="P16">88-22</text:p>
          </table:table-cell>
          <table:table-cell table:style-name="Table4.A2" office:value-type="string">
            <text:p text:style-name="P16">88-22</text:p>
          </table:table-cell>
          <table:table-cell table:style-name="Table4.A2" office:value-type="string">
            <text:p text:style-name="P16">99-22 (<text:span text:style-name="T3">4+ ppl in</text:span>)</text:p>
          </table:table-cell>
          <table:table-cell table:style-name="Table4.A2" office:value-type="string">
            <text:p text:style-name="P16">99-22</text:p>
          </table:table-cell>
          <table:table-cell table:style-name="Table4.E2" office:value-type="string">
            <text:p text:style-name="P16">99-22 (<text:span text:style-name="T3">4+ ppl in</text:span>)</text:p>
          </table:table-cell>
        </table:table-row>
        <table:table-row>
          <table:table-cell table:style-name="Table4.A2" office:value-type="string">
            <text:p text:style-name="P16">AJs-ATs</text:p>
          </table:table-cell>
          <table:table-cell table:style-name="Table4.A2" office:value-type="string">
            <text:p text:style-name="P16">AJs-ATs</text:p>
          </table:table-cell>
          <table:table-cell table:style-name="Table4.A2" office:value-type="string">
            <text:p text:style-name="P16">ATs-A2s</text:p>
          </table:table-cell>
          <table:table-cell table:style-name="Table4.A2" office:value-type="string">
            <text:p text:style-name="P16">ATs</text:p>
          </table:table-cell>
          <table:table-cell table:style-name="Table4.E2" office:value-type="string">
            <text:p text:style-name="P16">ATs-A2s</text:p>
          </table:table-cell>
        </table:table-row>
        <table:table-row>
          <table:table-cell table:style-name="Table4.A2" office:value-type="string">
            <text:p text:style-name="P16">KQs-KTs</text:p>
          </table:table-cell>
          <table:table-cell table:style-name="Table4.A2" office:value-type="string">
            <text:p text:style-name="P16">KQs-KTs</text:p>
          </table:table-cell>
          <table:table-cell table:style-name="Table4.A2" office:value-type="string">
            <text:p text:style-name="P16">KJs-KTs</text:p>
          </table:table-cell>
          <table:table-cell table:style-name="Table4.A2" office:value-type="string">
            <text:p text:style-name="P16">KJs-KTs</text:p>
          </table:table-cell>
          <table:table-cell table:style-name="Table4.E2" office:value-type="string">
            <text:p text:style-name="P16">KJs-KTs</text:p>
          </table:table-cell>
        </table:table-row>
        <table:table-row>
          <table:table-cell table:style-name="Table4.A2" office:value-type="string">
            <text:p text:style-name="P16">QJs</text:p>
          </table:table-cell>
          <table:table-cell table:style-name="Table4.A2" office:value-type="string">
            <text:p text:style-name="P16">QJs</text:p>
          </table:table-cell>
          <table:table-cell table:style-name="Table4.A2" office:value-type="string">
            <text:p text:style-name="P16">QJs-QTs</text:p>
          </table:table-cell>
          <table:table-cell table:style-name="Table4.A2" office:value-type="string">
            <text:p text:style-name="P16">QJs</text:p>
          </table:table-cell>
          <table:table-cell table:style-name="Table4.E2" office:value-type="string">
            <text:p text:style-name="P16">QJs-QTs</text:p>
          </table:table-cell>
        </table:table-row>
        <table:table-row>
          <table:table-cell table:style-name="Table4.A2" office:value-type="string">
            <text:p text:style-name="P16">JTs</text:p>
          </table:table-cell>
          <table:table-cell table:style-name="Table4.A2" office:value-type="string">
            <text:p text:style-name="P16">JTs</text:p>
          </table:table-cell>
          <table:table-cell table:style-name="Table4.A2" office:value-type="string">
            <text:p text:style-name="P16">JTs-76s</text:p>
          </table:table-cell>
          <table:table-cell table:style-name="Table4.A2" office:value-type="string">
            <text:p text:style-name="P16">JTs</text:p>
          </table:table-cell>
          <table:table-cell table:style-name="Table4.E2" office:value-type="string">
            <text:p text:style-name="P16">JTs-76s</text:p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>AQ</text:p>
          </table:table-cell>
          <table:table-cell table:style-name="Table4.A2" office:value-type="string">
            <text:p text:style-name="P16">AQ</text:p>
          </table:table-cell>
          <table:table-cell table:style-name="Table4.E2" office:value-type="string">
            <text:p text:style-name="P16">AQ</text:p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><text:s text:c="2"/></text:p>
          </table:table-cell>
          <table:table-cell table:style-name="Table4.A2" office:value-type="string">
            <text:p text:style-name="P16"/>
          </table:table-cell>
          <table:table-cell table:style-name="Table4.E2" office:value-type="string">
            <text:p text:style-name="P16"/>
          </table:table-cell>
        </table:table-row>
        <text:soft-page-break/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4">Early Position</text:p>
          </table:table-cell>
          <table:table-cell table:style-name="Table4.A2" office:value-type="string">
            <text:p text:style-name="P14">Middle Position</text:p>
          </table:table-cell>
          <table:table-cell table:style-name="Table4.A2" office:value-type="string">
            <text:p text:style-name="P14">Late Position</text:p>
          </table:table-cell>
          <table:table-cell table:style-name="Table4.A2" office:value-type="string">
            <text:p text:style-name="P14">Small Blind</text:p>
          </table:table-cell>
          <table:table-cell table:style-name="Table4.E2" office:value-type="string">
            <text:p text:style-name="P14">Big Blind</text:p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5">RERAISED POT</text:p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7">Reraise</text:p>
          </table:table-cell>
          <table:table-cell table:style-name="Table4.A2" office:value-type="string">
            <text:p text:style-name="P17">Reraise</text:p>
          </table:table-cell>
          <table:table-cell table:style-name="Table4.A2" office:value-type="string">
            <text:p text:style-name="P17">Reraise</text:p>
          </table:table-cell>
          <table:table-cell table:style-name="Table4.A2" office:value-type="string">
            <text:p text:style-name="P17">Reraise</text:p>
          </table:table-cell>
          <table:table-cell table:style-name="Table4.E2" office:value-type="string">
            <text:p text:style-name="P17">Reraise</text:p>
          </table:table-cell>
        </table:table-row>
        <table:table-row>
          <table:table-cell table:style-name="Table4.A2" office:value-type="string">
            <text:p text:style-name="P16">AA-QQ</text:p>
          </table:table-cell>
          <table:table-cell table:style-name="Table4.A2" office:value-type="string">
            <text:p text:style-name="P16">AA-QQ</text:p>
          </table:table-cell>
          <table:table-cell table:style-name="Table4.A2" office:value-type="string">
            <text:p text:style-name="P16">AA-QQ</text:p>
          </table:table-cell>
          <table:table-cell table:style-name="Table4.A2" office:value-type="string">
            <text:p text:style-name="P18">FOLD</text:p>
          </table:table-cell>
          <table:table-cell table:style-name="Table4.E2" office:value-type="string">
            <text:p text:style-name="P18">FOLD</text:p>
          </table:table-cell>
        </table:table-row>
        <table:table-row>
          <table:table-cell table:style-name="Table4.A2" office:value-type="string">
            <text:p text:style-name="P16">AKs</text:p>
          </table:table-cell>
          <table:table-cell table:style-name="Table4.A2" office:value-type="string">
            <text:p text:style-name="P16">AKs</text:p>
          </table:table-cell>
          <table:table-cell table:style-name="Table4.A2" office:value-type="string">
            <text:p text:style-name="P16">AKs</text:p>
          </table:table-cell>
          <table:table-cell table:style-name="Table4.A2" office:value-type="string">
            <text:p text:style-name="P16"/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7">Call</text:p>
          </table:table-cell>
          <table:table-cell table:style-name="Table4.A2" office:value-type="string">
            <text:p text:style-name="P17">Call</text:p>
          </table:table-cell>
          <table:table-cell table:style-name="Table4.A2" office:value-type="string">
            <text:p text:style-name="P17">Call</text:p>
          </table:table-cell>
          <table:table-cell table:style-name="Table4.A2" office:value-type="string">
            <text:p text:style-name="P17">Call</text:p>
          </table:table-cell>
          <table:table-cell table:style-name="Table4.E2" office:value-type="string">
            <text:p text:style-name="P17">Call</text:p>
          </table:table-cell>
        </table:table-row>
        <table:table-row>
          <table:table-cell table:style-name="Table4.A2" office:value-type="string">
            <text:p text:style-name="P16">JJ-TT</text:p>
          </table:table-cell>
          <table:table-cell table:style-name="Table4.A2" office:value-type="string">
            <text:p text:style-name="P16">JJ-TT</text:p>
          </table:table-cell>
          <table:table-cell table:style-name="Table4.A2" office:value-type="string">
            <text:p text:style-name="P16">JJ-TT</text:p>
          </table:table-cell>
          <table:table-cell table:style-name="Table4.A2" office:value-type="string">
            <text:p text:style-name="P18">FOLD</text:p>
          </table:table-cell>
          <table:table-cell table:style-name="Table4.E2" office:value-type="string">
            <text:p text:style-name="P18">FOLD</text:p>
          </table:table-cell>
        </table:table-row>
        <table:table-row>
          <table:table-cell table:style-name="Table4.A2" office:value-type="string">
            <text:p text:style-name="P16">AQs-AJs</text:p>
          </table:table-cell>
          <table:table-cell table:style-name="Table4.A2" office:value-type="string">
            <text:p text:style-name="P16">AQs-AJs</text:p>
          </table:table-cell>
          <table:table-cell table:style-name="Table4.A2" office:value-type="string">
            <text:p text:style-name="P16">AQs-AJs</text:p>
          </table:table-cell>
          <table:table-cell table:style-name="Table4.A2" office:value-type="string">
            <text:p text:style-name="P16"/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>KQs</text:p>
          </table:table-cell>
          <table:table-cell table:style-name="Table4.A2" office:value-type="string">
            <text:p text:style-name="P16">KQs</text:p>
          </table:table-cell>
          <table:table-cell table:style-name="Table4.A2" office:value-type="string">
            <text:p text:style-name="P16">KQs</text:p>
          </table:table-cell>
          <table:table-cell table:style-name="Table4.A2" office:value-type="string">
            <text:p text:style-name="P16"/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>AK</text:p>
          </table:table-cell>
          <table:table-cell table:style-name="Table4.A2" office:value-type="string">
            <text:p text:style-name="P16">AK</text:p>
          </table:table-cell>
          <table:table-cell table:style-name="Table4.A2" office:value-type="string">
            <text:p text:style-name="P16">AK</text:p>
          </table:table-cell>
          <table:table-cell table:style-name="Table4.A2" office:value-type="string">
            <text:p text:style-name="P16"/>
          </table:table-cell>
          <table:table-cell table:style-name="Table4.E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E2" office:value-type="string">
            <text:p text:style-name="P16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12H11M53S</meta:editing-duration>
    <meta:editing-cycles>106</meta:editing-cycles>
    <meta:generator>OpenOffice/4.1.3$Win32 OpenOffice.org_project/413m1$Build-9783</meta:generator>
    <dc:date>2017-06-06T09:01:05.25</dc:date>
    <dc:creator>Chucksta </dc:creator>
    <meta:document-statistic meta:table-count="5" meta:image-count="0" meta:object-count="0" meta:page-count="10" meta:paragraph-count="533" meta:word-count="1102" meta:character-count="5375"/>
    <meta:user-defined meta:name="Info 1"/>
    <meta:user-defined meta:name="Info 2"/>
    <meta:user-defined meta:name="Info 3"/>
    <meta:user-defined meta:name="Info 4"/>
  </office:meta>
</office:document-meta>
</file>